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ce4"/>
        <table:table-column table:style-name="co1" table:default-cell-style-name="ce7"/>
        <table:table-column table:style-name="co1" table:default-cell-style-name="ce4"/>
        <table:table-column table:style-name="co1" table:number-columns-repeated="2" table:default-cell-style-name="ce8"/>
        <table:table-column table:style-name="co1" table:number-columns-repeated="2" table:default-cell-style-name="ce7"/>
        <table:table-column table:style-name="co1" table:default-cell-style-name="ce9"/>
        <table:table-column table:style-name="co1" table:number-columns-repeated="244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table:style-name="ce5"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table:style-name="ce5" office:value-type="string" calcext:value-type="string">
            <text:p>transgenic_line_name</text:p>
          </table:table-cell>
          <table:table-cell table:style-name="ce5"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table:style-name="ce5" office:value-type="string" calcext:value-type="string">
            <text:p>organ</text:p>
          </table:table-cell>
          <table:table-cell table:style-name="ce5" office:value-type="string" calcext:value-type="string">
            <text:p>organ_substructure</text:p>
          </table:table-cell>
          <table:table-cell table:style-name="ce5"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1"/>
          <table:table-cell table:style-name="Default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table:style-name="Default"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4940_1710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39862_1711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59_17110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0_17111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F_350661_17111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4939_1710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7_1710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39858_1710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hat_Ai75_M_372144_1802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2_18022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Ctgf-T2A_Ai75_F_358524_18022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F_349259_1802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35960_1710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2_1802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Gad2_Ai75_M_349254_1802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78849_1703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39_1703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295240_1703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02251_1704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3509_17051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140_17051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3_1705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F_315684_17052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02246_17033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6_17051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13508_17051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24084_1709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3876_1710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Pvalb_Ai75_M_339089_18022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bp4_Ai75_M_361755_18010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Rorb_Ai75_M_343201_1710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68_1704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0470_1705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1_17060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16792_170603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F_329580_17100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3_17042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06464_1704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4459_170927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29589_17092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Slc32a1_Ai75_M_339635_18021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office:value-type="string" calcext:value-type="string">
            <text:p>C57BL6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Whole brain</text:p>
          </table:table-cell>
          <table:table-cell office:value-type="string" calcext:value-type="string">
            <text:p>Serial two-photon tomography (STP)</text:p>
          </table:table-cell>
          <table:table-cell office:value-type="string" calcext:value-type="string">
            <text:p>Coronal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[Cre driver line]_[repoter name]_[sex]_[Date of imaging in the following format [YYMMDD]</text:p>
          </table:table-cell>
          <table:table-cell office:value-type="string" calcext:value-type="string">
            <text:p>./Tlx3_Ai75_M_361897_180125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5:19:09.83268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8-07-24T11:59:17.114803793</meta:creation-date>
    <dc:date>2018-07-24T15:30:28.508277220</dc:date>
    <dc:creator>jacob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562" meta:object-count="0"/>
  </office:meta>
</office:document-meta>
</file>